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11in" table:align="margins"/>
    </style:style>
    <style:style style:name="Table4.A" style:family="table-column">
      <style:table-column-properties style:column-width="1.0125in" style:rel-column-width="6032*"/>
    </style:style>
    <style:style style:name="Table4.B" style:family="table-column">
      <style:table-column-properties style:column-width="1.0215in" style:rel-column-width="6085*"/>
    </style:style>
    <style:style style:name="Table4.C" style:family="table-column">
      <style:table-column-properties style:column-width="2.8646in" style:rel-column-width="17066*"/>
    </style:style>
    <style:style style:name="Table4.D" style:family="table-column">
      <style:table-column-properties style:column-width="1.8229in" style:rel-column-width="10860*"/>
    </style:style>
    <style:style style:name="Table4.E" style:family="table-column">
      <style:table-column-properties style:column-width="1.1792in" style:rel-column-width="7025*"/>
    </style:style>
    <style:style style:name="Table4.F" style:family="table-column">
      <style:table-column-properties style:column-width="3.1in" style:rel-column-width="184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11.0042in" fo:margin-left="0in" fo:margin-right="-0.0042in" table:align="margins"/>
    </style:style>
    <style:style style:name="Table1.A" style:family="table-column">
      <style:table-column-properties style:column-width="4.8625in" style:rel-column-width="28959*"/>
    </style:style>
    <style:style style:name="Table1.B" style:family="table-column">
      <style:table-column-properties style:column-width="0.7833in" style:rel-column-width="4667*"/>
    </style:style>
    <style:style style:name="Table1.C" style:family="table-column">
      <style:table-column-properties style:column-width="1.0563in" style:rel-column-width="6289*"/>
    </style:style>
    <style:style style:name="Table1.D" style:family="table-column">
      <style:table-column-properties style:column-width="1.0076in" style:rel-column-width="5999*"/>
    </style:style>
    <style:style style:name="Table1.E" style:family="table-column">
      <style:table-column-properties style:column-width="1.2479in" style:rel-column-width="7432*"/>
    </style:style>
    <style:style style:name="Table1.F" style:family="table-column">
      <style:table-column-properties style:column-width="1.2313in" style:rel-column-width="7331*"/>
    </style:style>
    <style:style style:name="Table1.G" style:family="table-column">
      <style:table-column-properties style:column-width="0.816in" style:rel-column-width="485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1.0042in" fo:margin-left="0in" fo:margin-right="-0.0042in" fo:break-before="page" table:align="margins"/>
    </style:style>
    <style:style style:name="Table2.A" style:family="table-column">
      <style:table-column-properties style:column-width="4.8625in" style:rel-column-width="28959*"/>
    </style:style>
    <style:style style:name="Table2.B" style:family="table-column">
      <style:table-column-properties style:column-width="0.7833in" style:rel-column-width="4667*"/>
    </style:style>
    <style:style style:name="Table2.C" style:family="table-column">
      <style:table-column-properties style:column-width="1.0563in" style:rel-column-width="6289*"/>
    </style:style>
    <style:style style:name="Table2.D" style:family="table-column">
      <style:table-column-properties style:column-width="1.0076in" style:rel-column-width="5999*"/>
    </style:style>
    <style:style style:name="Table2.E" style:family="table-column">
      <style:table-column-properties style:column-width="1.2479in" style:rel-column-width="7432*"/>
    </style:style>
    <style:style style:name="Table2.F" style:family="table-column">
      <style:table-column-properties style:column-width="1.2313in" style:rel-column-width="7331*"/>
    </style:style>
    <style:style style:name="Table2.G" style:family="table-column">
      <style:table-column-properties style:column-width="0.816in" style:rel-column-width="4858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1.0042in" fo:margin-left="0in" fo:margin-right="-0.0042in" fo:break-before="page" table:align="margins"/>
    </style:style>
    <style:style style:name="Table3.A" style:family="table-column">
      <style:table-column-properties style:column-width="4.8625in" style:rel-column-width="28959*"/>
    </style:style>
    <style:style style:name="Table3.B" style:family="table-column">
      <style:table-column-properties style:column-width="0.7833in" style:rel-column-width="4667*"/>
    </style:style>
    <style:style style:name="Table3.C" style:family="table-column">
      <style:table-column-properties style:column-width="1.0563in" style:rel-column-width="6289*"/>
    </style:style>
    <style:style style:name="Table3.D" style:family="table-column">
      <style:table-column-properties style:column-width="1.0076in" style:rel-column-width="5999*"/>
    </style:style>
    <style:style style:name="Table3.E" style:family="table-column">
      <style:table-column-properties style:column-width="1.2479in" style:rel-column-width="7432*"/>
    </style:style>
    <style:style style:name="Table3.F" style:family="table-column">
      <style:table-column-properties style:column-width="1.2313in" style:rel-column-width="7331*"/>
    </style:style>
    <style:style style:name="Table3.G" style:family="table-column">
      <style:table-column-properties style:column-width="0.816in" style:rel-column-width="4858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6729in"/>
    </style:style>
    <style:style style:name="P1" style:family="paragraph" style:parent-style-name="Text_20_body">
      <style:paragraph-properties fo:margin-top="0in" fo:margin-bottom="0in" fo:line-height="100%" fo:text-align="justify" style:justify-single-word="false"/>
      <style:text-properties style:font-name="Arial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P9" style:family="paragraph" style:parent-style-name="Table_20_Heading">
      <style:text-properties style:font-name="Arial"/>
    </style:style>
    <style:style style:name="P10" style:family="paragraph" style:parent-style-name="Text_20_body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 style:list-style-name="L1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2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3" style:family="paragraph" style:parent-style-name="Text_20_body" style:list-style-name="L3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4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.E.R.D. Risk List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9">Data de <text:s/>descoberta</text:p>
          </table:table-cell>
          <table:table-cell table:style-name="Table4.A1" office:value-type="string">
            <text:p text:style-name="P9">Título</text:p>
          </table:table-cell>
          <table:table-cell table:style-name="Table4.A1" office:value-type="string">
            <text:p text:style-name="P9">Descrição</text:p>
          </table:table-cell>
          <table:table-cell table:style-name="Table4.A1" office:value-type="string">
            <text:p text:style-name="P9">Prioridade</text:p>
          </table:table-cell>
          <table:table-cell table:style-name="Table4.A1" office:value-type="string">
            <text:p text:style-name="P9">Magnitude</text:p>
          </table:table-cell>
          <table:table-cell table:style-name="Table4.F1" office:value-type="string">
            <text:p text:style-name="P9">Estratégia para solução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Não adoção</text:p>
          </table:table-cell>
          <table:table-cell table:style-name="Table4.A2" office:value-type="string">
            <text:p text:style-name="P8">O sistema corre o risco de ficar com uma usabilidade ruim, caindo em desuso</text:p>
          </table:table-cell>
          <table:table-cell table:style-name="Table4.D2" office:value-type="float" office:value="1">
            <text:p text:style-name="P8">1</text:p>
          </table:table-cell>
          <table:table-cell table:style-name="Table4.A2" office:value-type="string">
            <text:p text:style-name="P8">Altíssimo risco</text:p>
          </table:table-cell>
          <table:table-cell table:style-name="Table4.F2" office:value-type="string">
            <text:p text:style-name="P8">Teremos a preocupação de a cada funcionalidade testar com um usuário a sua usabilidade.</text:p>
            <text:p text:style-name="P8">Além disso, no final, criaremos screencasts de tutorias para cada função.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Ambiente ruim</text:p>
          </table:table-cell>
          <table:table-cell table:style-name="Table4.A2" office:value-type="string">
            <text:p text:style-name="P8">Dependemos da máquina disponível na AAAMAT para rodar o servidor.</text:p>
            <text:p text:style-name="P8">Se o instituto não comprar a máquina nova, o sistema será muito pesado para a atual.</text:p>
          </table:table-cell>
          <table:table-cell table:style-name="Table4.D2" office:value-type="float" office:value="2">
            <text:p text:style-name="P8">2</text:p>
          </table:table-cell>
          <table:table-cell table:style-name="Table4.A2" office:value-type="string">
            <text:p text:style-name="P8">Médio risco</text:p>
          </table:table-cell>
          <table:table-cell table:style-name="Table4.F2" office:value-type="string">
            <text:p text:style-name="P8">A máquina já está no instituto, porém passando por muitas fases de burocracia. Precisamos pressionar os responsáveis para o processo ser mais rápido.</text:p>
            <text:p text:style-name="P8">Enquanto não houver o computador final, utilizaremos o nosso para testes de usabilidade e aceitação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Tarefas de Trabalho (Work Item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Descrição</text:p>
          </table:table-cell>
          <table:table-cell table:style-name="Table1.A1" office:value-type="string">
            <text:p text:style-name="P6">Estado</text:p>
          </table:table-cell>
          <table:table-cell table:style-name="Table1.A1" office:value-type="string">
            <text:p text:style-name="P6">Prioridade</text:p>
          </table:table-cell>
          <table:table-cell table:style-name="Table1.A1" office:value-type="string">
            <text:p text:style-name="P6">Milestone</text:p>
          </table:table-cell>
          <table:table-cell table:style-name="Table1.A1" office:value-type="string">
            <text:p text:style-name="P6">Horas estimadas</text:p>
          </table:table-cell>
          <table:table-cell table:style-name="Table1.A1" office:value-type="string">
            <text:p text:style-name="P6">Horas </text:p>
            <text:p text:style-name="P6">trabalhadas</text:p>
          </table:table-cell>
          <table:table-cell table:style-name="Table1.G1" office:value-type="string">
            <text:p text:style-name="P6">Horas que faltam</text:p>
          </table:table-cell>
        </table:table-row>
        <table:table-row>
          <table:table-cell table:style-name="Table1.A2" office:value-type="string">
            <text:p text:style-name="P5">Lista das tarefas que pode ser reduzida através da busca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E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list xml:id="list330222514" text:style-name="L1">
              <text:list-header>
                <text:p text:style-name="P11">Tarefas devem ter:</text:p>
              </text:list-header>
              <text:list-item>
                <text:p text:style-name="P11"><text:bookmark-start text:name="DDE_LINK"/>Título</text:p>
              </text:list-item>
              <text:list-item>
                <text:p text:style-name="P11">Corpo</text:p>
              </text:list-item>
              <text:list-item>
                <text:p text:style-name="P11">Data de criação </text:p>
              </text:list-item>
              <text:list-item>
                <text:p text:style-name="P11">Data limite para realização</text:p>
              </text:list-item>
              <text:list-item>
                <text:p text:style-name="P11">Data de lembrete</text:p>
              </text:list-item>
              <text:list-item>
                <text:p text:style-name="P11">Responsáveis</text:p>
              </text:list-item>
              <text:list-item>
                <text:p text:style-name="P11">Status</text:p>
              </text:list-item>
            </text:list>
            <text:p text:style-name="P5"><text:bookmark-end text:name="DDE_LINK"/></text:p>
          </table:table-cell>
          <table:table-cell table:style-name="Table1.A2" office:value-type="string">
            <text:p text:style-name="P7">fazendo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>22:30 – 00:00</text:p>
            <text:p text:style-name="P7">17:40 – 00:15</text:p>
            <text:p text:style-name="P7">16:10 - </text:p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Mostrar uma lista de assuntos na página inicial dos Assuntos</text:p>
          </table:table-cell>
          <table:table-cell table:style-name="Table1.A2" office:value-type="string">
            <text:p text:style-name="P7">feit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>15:50 – 16:50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Visualizar todo o conteúdo de um assunto</text:p>
          </table:table-cell>
          <table:table-cell table:style-name="Table1.A2" office:value-type="string">
            <text:p text:style-name="P7">fazend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>16:50 – 18:50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Assuntos devem ter:</text:p>
            <text:list xml:id="list706664444" text:style-name="L2">
              <text:list-item>
                <text:p text:style-name="P12">Título</text:p>
              </text:list-item>
              <text:list-item>
                <text:p text:style-name="P14">Lista de tarefas</text:p>
              </text:list-item>
              <text:list-item>
                <text:p text:style-name="P14">Lista de registros</text:p>
              </text:list-item>
              <text:list-item>
                <text:p text:style-name="P14">Lista de eventos</text:p>
              </text:list-item>
            </text:list>
            <text:p text:style-name="P4"/>
          </table:table-cell>
          <table:table-cell table:style-name="Table1.A2" office:value-type="string">
            <text:p text:style-name="P7">fazend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A2" office:value-type="string">
            <text:p text:style-name="P7">20:41 – 00:30</text:p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Filtra a visualização dos assuntos da página inicial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2">
            <text:p text:style-name="P3">2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">Abrir uma tarefa para mostrar seus detalhes</text:p>
          </table:table-cell>
          <table:table-cell table:style-name="Table2.A1" office:value-type="string">
            <text:p text:style-name="P7"/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3">2ª Milestone</text:p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7"/>
          </table:table-cell>
          <table:table-cell table:style-name="Table2.G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Com uma tarefa aberta, podemos editar os dados da mesma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Duas possibilidades: </text:p>
            <text:p text:style-name="P5">1- com uma lista de tarefas escolhemos uma para ser excluída</text:p>
            <text:p text:style-name="P5">2- com uma tarefa aberta, podemos excluí-la</text:p>
            <text:p text:style-name="P5">Em ambos os casos, precisamos confirmar a exclusão.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Remove-se um lembrete de uma tarefa ou event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Adiciona-se um lembrete à uma tarefa ou um evento que possui data. Ao criar informa-se quando o sistema enviará um e-mail para as pessoas relacionadas à atividade.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Lista dos eventos que pode ser reduzida através do filtr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.5">
            <text:p text:style-name="P7">1.5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Eventos devem ter:</text:p>
            <text:list xml:id="list1224696676" text:style-name="L3">
              <text:list-item>
                <text:p text:style-name="P13">Título</text:p>
              </text:list-item>
              <text:list-item>
                <text:p text:style-name="P13">Data do Evento</text:p>
              </text:list-item>
              <text:list-item>
                <text:p text:style-name="P13">Data de Criação</text:p>
              </text:list-item>
              <text:list-item>
                <text:p text:style-name="P13">Horário</text:p>
              </text:list-item>
              <text:list-item>
                <text:p text:style-name="P13">Local</text:p>
              </text:list-item>
              <text:list-item>
                <text:p text:style-name="P13">Descrição</text:p>
              </text:list-item>
            </text:list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Com o assunto aberto, editamos seu titul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Duas possibilidades:</text:p>
            <text:p text:style-name="P4">1- Com a lista de assuntos em mãos, escolho um assunto para excluir</text:p>
            <text:p text:style-name="P4">2- Dentro do assunto, o excluimos</text:p>
            <text:p text:style-name="P4">Em ambos os casos, é necessário confirmar </text:p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Lista dos registros que pode ser reduzida através do filtro</text:p>
          </table:table-cell>
          <table:table-cell table:style-name="Table3.A1" office:value-type="string">
            <text:p text:style-name="P7"/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3">3ª Milestone</text:p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7"/>
          </table:table-cell>
          <table:table-cell table:style-name="Table3.G1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Abrir um registro para mostrar seus detalhe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os registros por data de criação, corpo ou título do mesmo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registros escolhemos um para ser excluído</text:p>
            <text:p text:style-name="P5">2- com um registr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Registros devem ter:</text:p>
            <text:list xml:id="list817554942" text:continue-numbering="true" text:style-name="L3">
              <text:list-item>
                <text:p text:style-name="P13">Título</text:p>
              </text:list-item>
              <text:list-item>
                <text:p text:style-name="P13">Data de Criação</text:p>
              </text:list-item>
              <text:list-item>
                <text:p text:style-name="P13">Conteúdo</text:p>
              </text:list-item>
            </text:list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 table:style-name="Table3.6">
          <table:table-cell table:style-name="Table3.A2" office:value-type="string">
            <text:p text:style-name="P5">Filtrar os eventos por datas, descrição ou título do mesmo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Abrir um evento para mostrar seus detalhe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0.5">
            <text:p text:style-name="P7">0.5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eventos escolhemos um para ser excluído</text:p>
            <text:p text:style-name="P5">2- com um event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as tarefas por responsáveis, data limite, corpo ou título da mesma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registro aberto, podemos editar os dados do mesm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evento aberto, podemos editar os dados do mesm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Mostrar todas as tarefas ainda não realizada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4">
            <text:p text:style-name="P7">4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Para entrar no sistema é necessário possuir uma senha única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5">
            <text:p text:style-name="P7">5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098in" fo:margin-bottom="0.5098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2:04:53</meta:creation-date>
    <dc:date>2009-11-21T17:29:19</dc:date>
    <meta:editing-duration>PT03H27M36S</meta:editing-duration>
    <meta:editing-cycles>19</meta:editing-cycles>
    <meta:generator>OpenOffice.org/3.1$Linux OpenOffice.org_project/310m19$Build-9420</meta:generator>
    <dc:creator>Thiago Colucci</dc:creator>
    <meta:document-statistic meta:table-count="4" meta:image-count="0" meta:object-count="0" meta:page-count="4" meta:paragraph-count="185" meta:word-count="674" meta:character-count="3667"/>
    <meta:user-defined meta:name="Info 1"/>
    <meta:user-defined meta:name="Info 2"/>
    <meta:user-defined meta:name="Info 3"/>
    <meta:user-defined meta:name="Info 4"/>
  </office:meta>
</office:document-meta>
</file>